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0.766cm" fo:min-width="1.532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0.766cm" fo:min-width="1.532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66cm" fo:min-width="1.532cm"/>
    </style:style>
    <style:style style:name="gr4" style:family="graphic" style:parent-style-name="standard">
      <style:graphic-properties draw:fill-color="#8f93c7" draw:textarea-horizontal-align="justify" draw:textarea-vertical-align="middle" draw:auto-grow-height="false" fo:min-height="0.766cm" fo:min-width="1.532cm"/>
    </style:style>
    <style:style style:name="gr5" style:family="graphic" style:parent-style-name="standard">
      <style:graphic-properties draw:fill-color="#bcaed5" draw:textarea-horizontal-align="justify" draw:textarea-vertical-align="middle" draw:auto-grow-height="false" fo:min-height="0.766cm" fo:min-width="1.532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0.766cm" fo:min-width="1.5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8f93c7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016cm" svg:x="0.994cm" svg:y="1cm">
          <text:p text:style-name="P1">45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2.032cm" svg:height="1.016cm" svg:x="0.994cm" svg:y="2.27cm">
          <text:p text:style-name="P1">373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2.032cm" svg:height="1.016cm" svg:x="0.994cm" svg:y="3.54cm">
          <text:p text:style-name="P1">426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1" draw:id="id11" draw:layer="layout" svg:width="2.032cm" svg:height="1.016cm" svg:x="0.994cm" svg:y="4.81cm">
          <text:p text:style-name="P1">377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9" draw:id="id9" draw:layer="layout" svg:width="2.032cm" svg:height="1.016cm" svg:x="0.994cm" svg:y="6.107cm">
          <text:p text:style-name="P1">417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7" draw:id="id7" draw:layer="layout" svg:width="2.032cm" svg:height="1.016cm" svg:x="0.994cm" svg:y="7.35cm">
          <text:p text:style-name="P1">353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032cm" svg:height="1.016cm" svg:x="4.247cm" svg:y="2.27cm">
          <text:p text:style-name="P1">15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2.032cm" svg:height="1.016cm" svg:x="4.293cm" svg:y="6.08cm">
          <text:p text:style-name="P1">129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8" draw:id="id8" draw:layer="layout" svg:width="2.032cm" svg:height="1.016cm" svg:x="4.29cm" svg:y="7.344cm">
          <text:p text:style-name="P1">13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2.032cm" svg:height="1.016cm" svg:x="4.299cm" svg:y="0.975cm">
          <text:p text:style-name="P1">128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2" draw:id="id12" draw:layer="layout" svg:width="2.032cm" svg:height="1.016cm" svg:x="4.293cm" svg:y="4.81cm">
          <text:p text:style-name="P1">159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6" draw:id="id6" draw:layer="layout" svg:width="2.032cm" svg:height="1.016cm" svg:x="4.293cm" svg:y="3.54cm">
          <text:p text:style-name="P1">130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s" svg:x1="3.026cm" svg:y1="1.508cm" svg:x2="4.299cm" svg:y2="1.483cm" draw:start-shape="id1" draw:start-glue-point="1" draw:end-shape="id2" draw:end-glue-point="3" svg:d="M3026 1508h501l271-25h501" svg:viewBox="0 0 1274 26">
          <text:p/>
        </draw:connector>
        <draw:connector draw:style-name="gr7" draw:text-style-name="P8" draw:layer="layout" draw:type="lines" svg:x1="3.026cm" svg:y1="2.778cm" svg:x2="4.247cm" svg:y2="2.778cm" draw:start-shape="id3" draw:start-glue-point="1" draw:end-shape="id4" draw:end-glue-point="3" svg:d="M3026 2778h501 219 501" svg:viewBox="0 0 1222 1">
          <text:p/>
        </draw:connector>
        <draw:connector draw:style-name="gr7" draw:text-style-name="P8" draw:layer="layout" draw:type="lines" svg:x1="3.026cm" svg:y1="4.048cm" svg:x2="4.293cm" svg:y2="4.048cm" draw:start-shape="id5" draw:start-glue-point="1" draw:end-shape="id6" draw:end-glue-point="3" svg:d="M3026 4048h501 265 501" svg:viewBox="0 0 1268 1">
          <text:p/>
        </draw:connector>
        <draw:connector draw:style-name="gr7" draw:text-style-name="P8" draw:layer="layout" draw:type="lines" svg:x1="3.026cm" svg:y1="7.858cm" svg:x2="4.29cm" svg:y2="7.852cm" draw:start-shape="id7" draw:start-glue-point="1" draw:end-shape="id8" draw:end-glue-point="3" svg:d="M3026 7858h501l262-6h501" svg:viewBox="0 0 1265 7">
          <text:p/>
        </draw:connector>
        <draw:connector draw:style-name="gr7" draw:text-style-name="P8" draw:layer="layout" draw:type="lines" svg:x1="3.026cm" svg:y1="6.615cm" svg:x2="4.293cm" svg:y2="6.588cm" draw:start-shape="id9" draw:start-glue-point="1" draw:end-shape="id10" draw:end-glue-point="3" svg:d="M3026 6615h501l265-27h501" svg:viewBox="0 0 1268 28">
          <text:p/>
        </draw:connector>
        <draw:connector draw:style-name="gr7" draw:text-style-name="P8" draw:layer="layout" draw:type="lines" svg:x1="3.026cm" svg:y1="5.318cm" svg:x2="4.293cm" svg:y2="5.318cm" draw:start-shape="id11" draw:start-glue-point="1" draw:end-shape="id12" draw:end-glue-point="3" svg:d="M3026 5318h501 265 501" svg:viewBox="0 0 126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4:34:08.052546348</meta:creation-date>
    <dc:date>2020-04-05T14:37:04.425048821</dc:date>
    <meta:editing-duration>PT2M56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